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-width="0.965cm" draw:fill-color="#ffff99" draw:textarea-horizontal-align="justify" draw:textarea-vertical-align="middle" draw:auto-grow-height="false" fo:min-height="7.624cm" fo:min-width="13.216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3.084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426cm" fo:min-width="5.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cm" fo:min-width="4.732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426cm" fo:min-width="3.327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cm" fo:min-width="2.573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102cm" svg:stroke-color="#000000" draw:marker-start-width="0.508cm" draw:marker-end-width="0.508cm" draw:fill="none" draw:textarea-horizontal-align="justify" draw:textarea-vertical-align="middle" draw:auto-grow-height="false" fo:min-height="3.51cm" fo:min-width="8.848cm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8.128cm" svg:x="6.938cm" svg:y="2.98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8.122cm" svg:y="2.095cm">
          <draw:text-box>
            <text:p><text:span text:style-name="T1">SimQueue Q</text:span></text:p>
          </draw:text-box>
        </draw:frame>
        <draw:frame draw:style-name="gr3" draw:text-style-name="P2" draw:layer="layout" svg:width="3.936cm" svg:height="0.889cm" svg:x="12.672cm" svg:y="3.605cm">
          <draw:text-box>
            <text:p><text:span text:style-name="T1">Visit Area (jobs)</text:span></text:p>
          </draw:text-box>
        </draw:frame>
        <draw:custom-shape draw:style-name="gr4" draw:text-style-name="P3" xml:id="id4" draw:id="id4" draw:layer="layout" svg:width="0.635cm" svg:height="3.81cm" draw:transform="rotate (1.5707963267949) translate (17.878cm 7.3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5" draw:id="id5" draw:layer="layout" svg:width="2.255cm" svg:height="1.016cm" svg:x="5.791cm" svg:y="3.451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18.288cm" svg:y="3.435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102cm" svg:height="1.778cm" draw:transform="skewX (-0.00837758040957278) translate (7.56cm 8.572cm)">
          <text:p text:style-name="P4"><text:span text:style-name="T1">Q.STA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5.334cm" svg:height="0.762cm" svg:x="7.9cm" svg:y="9.315cm">
          <text:p text:style-name="P4"><text:span text:style-name="T2">jobs::{J2, 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1.749cm 7.288cm)">
          <text:p text:style-name="P4"><text:span text:style-name="T1">SimJob 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2.087cm" svg:y="8.031cm">
          <text:p text:style-name="P4"><text:span text:style-name="T2">queue::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22.049cm 7.288cm)">
          <text:p text:style-name="P4"><text:span text:style-name="T1">SimJob 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22.387cm" svg:y="8.031cm">
          <text:p text:style-name="P4"><text:span text:style-name="T2">queue::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9.149cm 4.888cm)">
          <text:p text:style-name="P4"><text:span text:style-name="T1">SimJob 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9.487cm" svg:y="5.631cm">
          <text:p text:style-name="P4"><text:span text:style-name="T2">queue::Q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13.349cm 4.888cm)">
          <text:p text:style-name="P4"><text:span text:style-name="T1">SimJob 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13.687cm" svg:y="5.631cm">
          <text:p text:style-name="P4"><text:span text:style-name="T2">queue::Q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9.398cm" svg:height="3.81cm" svg:x="8.48cm" svg:y="3.478cm">
          <text:p/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line-skew="0.412cm" svg:x1="13.234cm" svg:y1="9.696cm" svg:x2="13.179cm" svg:y2="7.288cm" draw:start-shape="id1" draw:start-glue-point="1" draw:end-shape="id2" draw:end-glue-point="2" svg:d="M13234 9696h963v-1394h-1018v-1014" svg:viewBox="0 0 1019 2409">
          <text:p/>
        </draw:connector>
        <draw:connector draw:style-name="gr11" draw:text-style-name="P9" draw:layer="layout" svg:x1="19.415cm" svg:y1="4.451cm" svg:x2="19.783cm" svg:y2="6.686cm" draw:start-shape="id3" draw:start-glue-point="2" draw:end-shape="id4" draw:end-glue-point="1" svg:d="M19415 4451v1142h368v1093" svg:viewBox="0 0 369 2236">
          <text:p/>
        </draw:connector>
        <draw:custom-shape draw:style-name="gr12" draw:text-style-name="P3" xml:id="id6" draw:id="id6" draw:layer="layout" svg:width="0.635cm" svg:height="2.159cm" draw:transform="rotate (1.5707963267949) translate (6.321cm 7.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9" draw:layer="layout" svg:x1="5.791cm" svg:y1="3.959cm" svg:x2="7.4cm" svg:y2="6.545cm" draw:start-shape="id5" draw:start-glue-point="3" draw:end-shape="id6" draw:end-glue-point="1" svg:d="M5791 3959h-552v1572h2161v1014" svg:viewBox="0 0 2162 2587">
          <text:p/>
        </draw:connector>
        <draw:frame draw:style-name="gr2" draw:text-style-name="P10" draw:layer="layout" svg:width="2.794cm" svg:height="1.199cm" svg:x="7.104cm" svg:y="11.6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6.636cm" svg:y="11.7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276cm" svg:height="1.199cm" svg:x="17.604cm" svg:y="11.672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20.536cm" svg:y="11.7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585cm" svg:height="0.725cm" svg:x="11.404cm" svg:y="11.671cm">
          <draw:text-box>
            <text:p><text:span text:style-name="T3">Sub-Notification Typ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7T13:43:04.622160511</dc:date>
    <meta:editing-duration>PT1H27M18S</meta:editing-duration>
    <meta:editing-cycles>18</meta:editing-cycles>
    <meta:generator>LibreOffice/5.4.6.2$Linux_X86_64 LibreOffice_project/40$Build-2</meta:generator>
    <meta:document-statistic meta:object-count="26"/>
  </office:meta>
</office:document-meta>
</file>